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8b5b5" officeooo:paragraph-rsid="0012e6ec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0cfee" officeooo:paragraph-rsid="0012e6ec"/>
    </style:style>
    <style:style style:name="P3" style:family="paragraph" style:parent-style-name="Standard">
      <style:paragraph-properties fo:text-align="center" style:justify-single-word="false" fo:break-before="page"/>
      <style:text-properties fo:font-size="16pt" officeooo:rsid="000a069b" officeooo:paragraph-rsid="0012e6ec" style:font-size-asian="16pt" style:font-size-complex="16pt"/>
    </style:style>
    <style:style style:name="T1" style:family="text">
      <style:text-properties officeooo:rsid="001fc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ven</text:p>
      <text:p text:style-name="P1"/>
      <text:p text:style-name="P1"><text:span text:style-name="T1">Maven (Apache Maven) est un </text:span>Outil <text:span text:style-name="T1">de gestion et d’automatisation de production des projets logiciels Java (ou autre langage utilisant du code compilé (byte code) dans des fichiers .class). Il est géré par l’organisation Apache Software Foundation.</text:span></text:p>
      <text:p text:style-name="P2">Cet outil permet principalement de :</text:p>
      <text:p text:style-name="P2"><text:tab/>- gérer les dépendances du projet,</text:p>
      <text:p text:style-name="P2"><text:tab/>- d’automatiser la compilation du projet</text:p>
      <text:p text:style-name="P2"><text:tab/>- de créer une archive (.jar) exécutable du projet qui peut contenir également les sources.</text:p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9:57:18.950000000</meta:creation-date>
    <dc:date>2018-04-24T10:20:25.404000000</dc:date>
    <meta:editing-duration>PT23M6S</meta:editing-duration>
    <meta:editing-cycles>1</meta:editing-cycles>
    <meta:document-statistic meta:table-count="0" meta:image-count="0" meta:object-count="0" meta:page-count="1" meta:paragraph-count="7" meta:word-count="71" meta:character-count="457" meta:non-whitespace-character-count="388"/>
    <meta:generator>LibreOffice/5.4.3.2$Windows_X86_64 LibreOffice_project/92a7159f7e4af62137622921e809f8546db437e5</meta:generator>
  </office:meta>
</office:document-meta>
</file>